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C65911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fo:color="#161616"/>
    </style:style>
    <style:style style:name="ce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  <style:text-properties fo:color="#161616"/>
    </style:style>
    <style:style style:name="ce7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73616666666667cm"/>
    </style:style>
    <style:style style:name="co3" style:family="table-column">
      <style:table-column-properties fo:break-before="auto" style:column-width="5.16466666666667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4.677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259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DANE</text:p>
          </table:table-cell>
          <table:table-cell office:value-type="string" table:style-name="ce3">
            <text:p>Czas wykonania - optymalnie [ms]<text:s/></text:p>
          </table:table-cell>
          <table:table-cell office:value-type="string" table:style-name="ce3">
            <text:p>Czas wykonania - naiwnie [ms]</text:p>
          </table:table-cell>
          <table:table-cell office:value-type="string" table:style-name="ce3">
            <text:p>Liczba operacji - optymalnie</text:p>
          </table:table-cell>
          <table:table-cell office:value-type="string" table:style-name="ce3">
            <text:p>Liczba operacji - naiwni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7.4812000000000003" table:style-name="ce4">
            <text:p>7,4812</text:p>
          </table:table-cell>
          <table:table-cell office:value-type="float" office:value="7.4791999999999996" table:style-name="ce4">
            <text:p>7,4792</text:p>
          </table:table-cell>
          <table:table-cell office:value-type="float" office:value="53" table:style-name="ce5">
            <text:p>53</text:p>
          </table:table-cell>
          <table:table-cell office:value-type="float" office:value="31" table:style-name="ce5">
            <text:p>31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7.7927" table:style-name="ce4">
            <text:p>7,7927</text:p>
          </table:table-cell>
          <table:table-cell office:value-type="float" office:value="7.7773000000000003" table:style-name="ce4">
            <text:p>7,7773</text:p>
          </table:table-cell>
          <table:table-cell office:value-type="float" office:value="213" table:style-name="ce5">
            <text:p>213</text:p>
          </table:table-cell>
          <table:table-cell office:value-type="float" office:value="173" table:style-name="ce5">
            <text:p>173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7.6595000000000004" table:style-name="ce6">
            <text:p>7,6595</text:p>
          </table:table-cell>
          <table:table-cell office:value-type="float" office:value="8.4031000000000002" table:style-name="ce6">
            <text:p>8,4031</text:p>
          </table:table-cell>
          <table:table-cell office:value-type="float" office:value="571" table:style-name="ce7">
            <text:p>571</text:p>
          </table:table-cell>
          <table:table-cell office:value-type="float" office:value="639" table:style-name="ce7">
            <text:p>639</text:p>
          </table:table-cell>
          <table:table-cell table:style-name="ce1"/>
          <table:table-cell office:value-type="string" table:style-name="ce1">
            <text:p>Cały program</text:p>
          </table:table-cell>
          <table:table-cell table:style-name="ce1"/>
          <table:table-cell office:value-type="string" table:style-name="ce1">
            <text:p>samo odczytanie z pliku dla 5 danych zajmuje około 140ms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8.2056000000000004" table:style-name="ce4">
            <text:p>8,2056</text:p>
          </table:table-cell>
          <table:table-cell office:value-type="float" office:value="9.9596999999999998" table:style-name="ce4">
            <text:p>9,9597</text:p>
          </table:table-cell>
          <table:table-cell office:value-type="float" office:value="25708" table:style-name="ce5">
            <text:p>25708</text:p>
          </table:table-cell>
          <table:table-cell office:value-type="float" office:value="262640" table:style-name="ce5">
            <text:p>262640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95.4337" table:style-name="ce8">
            <text:p>1095,4337</text:p>
          </table:table-cell>
          <table:table-cell office:value-type="string" table:style-name="ce9">
            <text:p>Za dużo</text:p>
          </table:table-cell>
          <table:table-cell office:value-type="float" office:value="69969083" table:style-name="ce5">
            <text:p>69969083</text:p>
          </table:table-cell>
          <table:table-cell office:value-type="string" table:style-name="ce10">
            <text:p>BRAK DANYCH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DANE</text:p>
          </table:table-cell>
          <table:table-cell office:value-type="string" table:style-name="ce3">
            <text:p>Czas wykonania - optymalnie [ms]<text:s/></text:p>
          </table:table-cell>
          <table:table-cell office:value-type="string" table:style-name="ce3">
            <text:p>Czas wykonania - naiwnie [ms]</text:p>
          </table:table-cell>
          <table:table-cell office:value-type="string" table:style-name="ce3">
            <text:p>Liczba operacji - optymalnie</text:p>
          </table:table-cell>
          <table:table-cell office:value-type="string" table:style-name="ce3">
            <text:p>Liczba operacji - naiwni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.4754999999999998" table:style-name="ce4">
            <text:p>3,4755</text:p>
          </table:table-cell>
          <table:table-cell office:value-type="float" office:value="3.4681000000000002" table:style-name="ce4">
            <text:p>3,4681</text:p>
          </table:table-cell>
          <table:table-cell office:value-type="float" office:value="53" table:style-name="ce5">
            <text:p>53</text:p>
          </table:table-cell>
          <table:table-cell office:value-type="float" office:value="31" table:style-name="ce5">
            <text:p>31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5045999999999999" table:style-name="ce4">
            <text:p>3,5046</text:p>
          </table:table-cell>
          <table:table-cell office:value-type="float" office:value="3.4952999999999999" table:style-name="ce4">
            <text:p>3,4953</text:p>
          </table:table-cell>
          <table:table-cell office:value-type="float" office:value="213" table:style-name="ce5">
            <text:p>213</text:p>
          </table:table-cell>
          <table:table-cell office:value-type="float" office:value="173" table:style-name="ce5">
            <text:p>173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.4173" table:style-name="ce6">
            <text:p>3,4173</text:p>
          </table:table-cell>
          <table:table-cell office:value-type="float" office:value="3.8860999999999999" table:style-name="ce6">
            <text:p>3,8861</text:p>
          </table:table-cell>
          <table:table-cell office:value-type="float" office:value="571" table:style-name="ce7">
            <text:p>571</text:p>
          </table:table-cell>
          <table:table-cell office:value-type="float" office:value="639" table:style-name="ce7">
            <text:p>639</text:p>
          </table:table-cell>
          <table:table-cell table:style-name="ce1"/>
          <table:table-cell office:value-type="string" table:style-name="ce1">
            <text:p>Tylko główna część</text:p>
          </table:table-cell>
          <table:table-cell table:style-name="ce1"/>
          <table:table-cell office:value-type="string" table:style-name="ce1">
            <text:p>samo odczytanie z pliku dla 5 danych zajmuje około 140ms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.2245999999999997" table:style-name="ce4">
            <text:p>4,2246</text:p>
          </table:table-cell>
          <table:table-cell office:value-type="float" office:value="5.7469999999999999" table:style-name="ce4">
            <text:p>5,747</text:p>
          </table:table-cell>
          <table:table-cell office:value-type="float" office:value="25708" table:style-name="ce5">
            <text:p>25708</text:p>
          </table:table-cell>
          <table:table-cell office:value-type="float" office:value="262640" table:style-name="ce5">
            <text:p>262640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91.1456000000001" table:style-name="ce8">
            <text:p>1091,1456</text:p>
          </table:table-cell>
          <table:table-cell office:value-type="string" table:style-name="ce9">
            <text:p>Za dużo</text:p>
          </table:table-cell>
          <table:table-cell office:value-type="float" office:value="69969083" table:style-name="ce5">
            <text:p>69969083</text:p>
          </table:table-cell>
          <table:table-cell office:value-type="string" table:style-name="ce10">
            <text:p>BRAK DANYCH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Ulti</meta:initial-creator>
    <dc:creator>Ulti</dc:creator>
    <meta:creation-date>2021-10-17T17:43:48Z</meta:creation-date>
    <dc:date>2021-10-17T22:18:47Z</dc:date>
  </office:meta>
</office:document-meta>
</file>